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c908" officeooo:paragraph-rsid="0016c908"/>
    </style:style>
    <style:style style:name="P2" style:family="paragraph" style:parent-style-name="Standard">
      <style:text-properties officeooo:rsid="0017b612" officeooo:paragraph-rsid="0017b612"/>
    </style:style>
    <style:style style:name="T1" style:family="text">
      <style:text-properties officeooo:rsid="0017b6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lly taunts</text:p>
      <text:p text:style-name="P1"/>
      <text:p text:style-name="P1">THROWER</text:p>
      <text:p text:style-name="P1">"Here it comes!"</text:p>
      <text:p text:style-name="P1">"Stay still so I can hit you!"</text:p>
      <text:p text:style-name="P1">"<text:span text:style-name="T1">Catch this!</text:span>"</text:p>
      <text:p text:style-name="P1">"Get ready to catch this in your mouth!"</text:p>
      <text:p text:style-name="P1">"Smile!"</text:p>
      <text:p text:style-name="P1">"What's that behind you?"</text:p>
      <text:p text:style-name="P1"/>
      <text:p text:style-name="P1">RUNNER</text:p>
      <text:p text:style-name="P1">"Don't think I won't catch you!"</text:p>
      <text:p text:style-name="P1">"Bring it!"</text:p>
      <text:p text:style-name="P1">"Welcome to my nightmare!"</text:p>
      <text:p text:style-name="P1">"I'll need a bath after I tackle you!"</text:p>
      <text:p text:style-name="P1">"The ground misses you, Fitz!"</text:p>
      <text:p text:style-name="P1">"<text:span text:style-name="T1">Does your mom know you suck at running?"</text:span></text:p>
      <text:p text:style-name="P1"/>
      <text:p text:style-name="P1">JUMPER</text:p>
      <text:p text:style-name="P1">"I'll stomp your face!"</text:p>
      <text:p text:style-name="P1">"This is the end for you Fitz!"</text:p>
      <text:p text:style-name="P1">"<text:span text:style-name="T1">Hey Boogerboy! My nose needs picking!"</text:span></text:p>
      <text:p text:style-name="P2">"I'm about to make you even uglier!"</text:p>
      <text:p text:style-name="P2">"You'll never win the prize!"</text:p>
      <text:p text:style-name="P2">"Aw, I just washed my hands!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20:52:20.247000000</meta:creation-date>
    <dc:date>2014-04-14T21:32:28.337000000</dc:date>
    <meta:editing-duration>PT9M58S</meta:editing-duration>
    <meta:editing-cycles>1</meta:editing-cycles>
    <meta:document-statistic meta:table-count="0" meta:image-count="0" meta:object-count="0" meta:page-count="1" meta:paragraph-count="22" meta:word-count="98" meta:character-count="528" meta:non-whitespace-character-count="452"/>
    <meta:generator>LibreOffice/4.1.3.2$Windows_x86 LibreOffice_project/70feb7d99726f064edab4605a8ab840c50ec57a</meta:generator>
  </office:meta>
</office:document-meta>
</file>